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200000002000309F1C.png" manifest:media-type="image/png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dash" draw:stroke-dash="Ultrafine_20_Dashed" svg:stroke-color="#ff0000" draw:fill="solid" draw:fill-color="#000000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ole-draw-aspect="1" style:protect="size"/>
    </style:style>
    <style:style style:name="P1" style:family="paragraph">
      <style:paragraph-properties fo:text-align="center"/>
    </style:style>
    <style:style style:name="P2" style:family="paragraph">
      <style:text-properties fo:color="#ff0000"/>
    </style:style>
    <style:style style:name="T1" style:family="text">
      <style:text-properties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0.165cm" svg:y1="0.718cm" svg:x2="1.435cm" svg:y2="0.718cm">
            <text:p/>
          </draw:line>
          <draw:line draw:style-name="gr1" draw:text-style-name="P1" draw:layer="layout" svg:x1="0.165cm" svg:y1="1.718cm" svg:x2="1.435cm" svg:y2="1.718cm">
            <text:p/>
          </draw:line>
          <draw:line draw:style-name="gr1" draw:text-style-name="P1" draw:layer="layout" svg:x1="0.165cm" svg:y1="2.718cm" svg:x2="1.435cm" svg:y2="2.718cm">
            <text:p/>
          </draw:line>
          <draw:line draw:style-name="gr1" draw:text-style-name="P1" draw:layer="layout" svg:x1="0.165cm" svg:y1="3.718cm" svg:x2="1.435cm" svg:y2="3.718cm">
            <text:p/>
          </draw:line>
          <draw:line draw:style-name="gr2" draw:text-style-name="P1" draw:layer="layout" svg:x1="0.165cm" svg:y1="1.218cm" svg:x2="1.435cm" svg:y2="1.218cm">
            <text:p/>
          </draw:line>
          <draw:line draw:style-name="gr2" draw:text-style-name="P1" draw:layer="layout" svg:x1="0.165cm" svg:y1="2.218cm" svg:x2="1.435cm" svg:y2="2.218cm">
            <text:p/>
          </draw:line>
          <draw:line draw:style-name="gr2" draw:text-style-name="P1" draw:layer="layout" svg:x1="0.165cm" svg:y1="3.218cm" svg:x2="1.435cm" svg:y2="3.218cm">
            <text:p/>
          </draw:line>
          <draw:frame draw:style-name="gr3" draw:layer="layout" svg:width="0.447cm" svg:height="0.357cm" svg:x="1.536cm" svg:y="3.518cm">
            <draw:text-box>
              <text:p>1/2</text:p>
            </draw:text-box>
          </draw:frame>
          <draw:frame draw:style-name="gr3" draw:text-style-name="P2" draw:layer="layout" svg:width="0.18cm" svg:height="0.357cm" svg:x="1.536cm" svg:y="3.018cm">
            <draw:text-box>
              <text:p text:style-name="P2">1</text:p>
            </draw:text-box>
          </draw:frame>
          <draw:frame draw:style-name="gr3" draw:layer="layout" svg:width="0.447cm" svg:height="0.357cm" svg:x="1.536cm" svg:y="2.518cm">
            <draw:text-box>
              <text:p>3/2</text:p>
            </draw:text-box>
          </draw:frame>
          <draw:frame draw:style-name="gr3" draw:text-style-name="P2" draw:layer="layout" svg:width="0.18cm" svg:height="0.357cm" svg:x="1.536cm" svg:y="2.018cm">
            <draw:text-box>
              <text:p text:style-name="P2">2</text:p>
            </draw:text-box>
          </draw:frame>
          <draw:frame draw:style-name="gr3" draw:layer="layout" svg:width="0.447cm" svg:height="0.357cm" svg:x="1.536cm" svg:y="1.518cm">
            <draw:text-box>
              <text:p>5/2</text:p>
            </draw:text-box>
          </draw:frame>
          <draw:frame draw:style-name="gr3" draw:text-style-name="P2" draw:layer="layout" svg:width="0.18cm" svg:height="0.357cm" svg:x="1.536cm" svg:y="1.018cm">
            <draw:text-box>
              <text:p text:style-name="P2">3</text:p>
            </draw:text-box>
          </draw:frame>
          <draw:frame draw:style-name="gr3" draw:layer="layout" svg:width="0.447cm" svg:height="0.357cm" svg:x="1.536cm" svg:y="0.518cm">
            <draw:text-box>
              <text:p>7/2</text:p>
            </draw:text-box>
          </draw:frame>
          <draw:frame draw:style-name="gr3" draw:layer="layout" svg:width="0.84cm" svg:height="0.357cm" svg:x="1.435cm" svg:y="0.083cm">
            <draw:text-box>
              <text:p>indice</text:p>
            </draw:text-box>
          </draw:frame>
          <draw:frame draw:style-name="gr3" draw:layer="layout" svg:width="0.18cm" svg:height="0.357cm" svg:x="3.036cm" svg:y="3.518cm">
            <draw:text-box>
              <text:p>1</text:p>
            </draw:text-box>
          </draw:frame>
          <draw:frame draw:style-name="gr3" draw:layer="layout" svg:width="0.802cm" svg:height="0.357cm" svg:x="2.836cm" svg:y="2.518cm">
            <draw:text-box>
              <text:p>0,395</text:p>
            </draw:text-box>
          </draw:frame>
          <draw:frame draw:style-name="gr3" draw:layer="layout" svg:width="0.447cm" svg:height="0.357cm" svg:x="2.936cm" svg:y="1.518cm">
            <draw:text-box>
              <text:p>0,3</text:p>
            </draw:text-box>
          </draw:frame>
          <draw:frame draw:style-name="gr3" draw:layer="layout" svg:width="0.18cm" svg:height="0.357cm" svg:x="3.036cm" svg:y="0.518cm">
            <draw:text-box>
              <text:p>0</text:p>
            </draw:text-box>
          </draw:frame>
          <draw:frame draw:style-name="gr3" draw:layer="layout" svg:width="0.163cm" svg:height="0.357cm" svg:x="3.135cm" svg:y="0.083cm">
            <draw:text-box>
              <text:p>s</text:p>
            </draw:text-box>
          </draw:frame>
          <draw:frame draw:style-name="gr3" draw:layer="layout" svg:width="1.158cm" svg:height="0.357cm" svg:x="4.336cm" svg:y="3.518cm">
            <draw:text-box>
              <text:p>1013,25</text:p>
            </draw:text-box>
          </draw:frame>
          <draw:frame draw:style-name="gr3" draw:text-style-name="P2" draw:layer="layout" svg:width="0.535cm" svg:height="0.357cm" svg:x="4.536cm" svg:y="3.018cm">
            <draw:text-box>
              <text:p text:style-name="P2">472</text:p>
            </draw:text-box>
          </draw:frame>
          <draw:frame draw:style-name="gr3" draw:layer="layout" svg:width="0.535cm" svg:height="0.357cm" svg:x="4.536cm" svg:y="2.518cm">
            <draw:text-box>
              <text:p>200</text:p>
            </draw:text-box>
          </draw:frame>
          <draw:frame draw:style-name="gr3" draw:text-style-name="P2" draw:layer="layout" svg:width="0.535cm" svg:height="0.357cm" svg:x="4.536cm" svg:y="2.018cm">
            <draw:text-box>
              <text:p text:style-name="P2">768</text:p>
            </draw:text-box>
          </draw:frame>
          <draw:frame draw:style-name="gr3" draw:layer="layout" svg:width="0.535cm" svg:height="0.357cm" svg:x="4.536cm" svg:y="1.518cm">
            <draw:text-box>
              <text:p>150</text:p>
            </draw:text-box>
          </draw:frame>
          <draw:frame draw:style-name="gr3" draw:text-style-name="P2" draw:layer="layout" svg:width="0.535cm" svg:height="0.357cm" svg:x="4.536cm" svg:y="1.018cm">
            <draw:text-box>
              <text:p text:style-name="P2">158</text:p>
            </draw:text-box>
          </draw:frame>
          <draw:frame draw:style-name="gr3" draw:layer="layout" svg:width="0.18cm" svg:height="0.357cm" svg:x="4.736cm" svg:y="0.518cm">
            <draw:text-box>
              <text:p>0</text:p>
            </draw:text-box>
          </draw:frame>
          <draw:frame draw:style-name="gr3" draw:layer="layout" svg:width="1.048cm" svg:height="0.357cm" svg:x="4.335cm" svg:y="0.083cm">
            <draw:text-box>
              <text:p>p (hPa)</text:p>
            </draw:text-box>
          </draw:frame>
          <draw:frame draw:style-name="gr3" draw:layer="layout" svg:width="0.624cm" svg:height="0.357cm" svg:x="5.936cm" svg:y="2.518cm">
            <draw:text-box>
              <text:p>1,15</text:p>
            </draw:text-box>
          </draw:frame>
          <draw:frame draw:style-name="gr3" draw:layer="layout" svg:width="0.184cm" svg:height="0.357cm" svg:x="6.135cm" svg:y="0.083cm">
            <draw:text-box>
              <text:p><text:span text:style-name="T1">β</text:span></text:p>
            </draw:text-box>
          </draw:frame>
          <draw:frame draw:style-name="gr4" draw:layer="layout" svg:width="1.059cm" svg:height="0.746cm" svg:x="5.732cm" svg:y="1.286cm"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cm" fo:padding-bottom="0cm" fo:padding-left="0cm" fo:padding-r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9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UEZ Lionel</meta:initial-creator>
    <meta:creation-date>2011-03-02T15:58:01</meta:creation-date>
    <dc:date>2014-05-16T15:27:24</dc:date>
    <dc:creator>GUEZ Lionel</dc:creator>
    <meta:editing-duration>PT12M2S</meta:editing-duration>
    <meta:editing-cycles>7</meta:editing-cycles>
    <meta:generator>LibreOffice/3.5$Linux_X86_64 LibreOffice_project/350m1$Build-2</meta:generator>
    <meta:document-statistic meta:object-count="32"/>
  </office:meta>
</office:document-meta>
</file>

<file path=Object 1/content.xml><?xml version="1.0" encoding="utf-8"?>
<math xmlns="http://www.w3.org/1998/Math/MathML">
  <semantics>
    <mfrac>
      <mn>1</mn>
      <mrow>
        <mrow>
          <mn>1</mn>
          <mo stretchy="false">+</mo>
          <mn>2</mn>
        </mrow>
        <mo stretchy="false">κ</mo>
      </mrow>
    </mfrac>
    <annotation encoding="StarMath 5.0">{1} over {1+2%kappa} </annotation>
  </semantics>
</math>
</file>